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5.34pt"/>
    </style:style>
    <style:style style:name="co2" style:family="table-column">
      <style:table-column-properties fo:break-before="auto" style:column-width="86.2pt"/>
    </style:style>
    <style:style style:name="co3" style:family="table-column">
      <style:table-column-properties fo:break-before="auto" style:column-width="80.7pt"/>
    </style:style>
    <style:style style:name="co4" style:family="table-column">
      <style:table-column-properties fo:break-before="auto" style:column-width="90.1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3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font-size="12pt" fo:font-weight="bold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ff6600" style:text-align-source="fix" style:repeat-content="false" fo:border="0.74pt solid #000000" style:vertical-align="bottom"/>
      <style:paragraph-properties fo:text-align="center"/>
      <style:text-properties fo:font-size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a" table:style-name="ta1">
        <table:shapes>
          <draw:frame draw:z-index="0" draw:name="Linear Prediction" draw:style-name="gr1" draw:text-style-name="P1" svg:width="403.63pt" svg:height="140.74pt" svg:x="329.7pt" svg:y="95.53pt">
            <draw:object draw:notify-on-update-of-ranges="data.B2:data.B2 data.B3:data.B10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y_predicted" draw:style-name="gr1" draw:text-style-name="P1" svg:width="402.52pt" svg:height="139.01pt" svg:x="329.73pt" svg:y="249.87pt">
            <draw:object draw:notify-on-update-of-ranges="data.C3:data.C10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row table:style-name="ro1"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y_given</text:p>
          </table:table-cell>
          <table:table-cell table:style-name="ce2" office:value-type="string" calcext:value-type="string">
            <text:p>y_predicted</text:p>
          </table:table-cell>
          <table:table-cell table:style-name="ce2" office:value-type="string" calcext:value-type="string">
            <text:p>error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-0.17959875" calcext:value-type="float">
            <text:p>-0.17959875</text:p>
          </table:table-cell>
          <table:table-cell table:formula="of:=([.B3]-[.C3])*([.B3]-[.C3]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float" office:value="0.565393645188845" calcext:value-type="float">
            <text:p>0.5653936452</text:p>
          </table:table-cell>
        </table:table-row>
        <table:table-row table:style-name="ro1">
          <table:table-cell/>
          <table:table-cell table:number-columns-repeated="2" office:value-type="float" office:value="0.035935911" calcext:value-type="float">
            <text:p>0.035935911</text:p>
          </table:table-cell>
          <table:table-cell table:formula="of:=([.B4]-[.C4])*([.B4]-[.C4]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float" office:value="-0.876445299961903" calcext:value-type="float">
            <text:p>-0.8764453</text:p>
          </table:table-cell>
        </table:table-row>
        <table:table-row table:style-name="ro1">
          <table:table-cell/>
          <table:table-cell table:number-columns-repeated="2" office:value-type="float" office:value="0.66907564" calcext:value-type="float">
            <text:p>0.66907564</text:p>
          </table:table-cell>
          <table:table-cell table:formula="of:=([.B5]-[.C5])*([.B5]-[.C5]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float" office:value="0.877757279627666" calcext:value-type="float">
            <text:p>0.8777572796</text:p>
          </table:table-cell>
        </table:table-row>
        <table:table-row table:style-name="ro1">
          <table:table-cell/>
          <table:table-cell office:value-type="float" office:value="-0.70243835" calcext:value-type="float">
            <text:p>-0.70243835</text:p>
          </table:table-cell>
          <table:table-cell table:formula="of:=[.$G$3]*[.B3]+[.$G$4]*[.B4]+[.$G$5]*[.B5]" office:value-type="float" office:value="0.45424616140188" calcext:value-type="float">
            <text:p>0.4542461614</text:p>
          </table:table-cell>
          <table:table-cell table:formula="of:=([.B6]-[.C6])*([.B6]-[.C6])" office:value-type="float" office:value="1.33791905891701" calcext:value-type="float">
            <text:p>1.3379190589</text:p>
          </table:table-cell>
          <table:table-cell table:number-columns-repeated="3"/>
        </table:table-row>
        <table:table-row table:style-name="ro2">
          <table:table-cell/>
          <table:table-cell office:value-type="float" office:value="-1.9593037" calcext:value-type="float">
            <text:p>-1.9593037</text:p>
          </table:table-cell>
          <table:table-cell table:formula="of:=[.$G$3]*[.B4]+[.$G$4]*[.B5]+[.$G$5]*[.B6]" office:value-type="float" office:value="-1.18266063948568" calcext:value-type="float">
            <text:p>-1.1826606395</text:p>
          </table:table-cell>
          <table:table-cell table:formula="of:=([.B7]-[.C7])*([.B7]-[.C7])" office:value-type="float" office:value="0.603174443445055" calcext:value-type="float">
            <text:p>0.6031744434</text:p>
          </table:table-cell>
          <table:table-cell/>
          <table:table-cell table:style-name="ce4" office:value-type="string" calcext:value-type="string">
            <text:p>sum of squares</text:p>
          </table:table-cell>
          <table:table-cell table:style-name="ce4" table:formula="of:=SUM([.D3:.D102])" office:value-type="float" office:value="16.2044817363392" calcext:value-type="float">
            <text:p>16.2044817363</text:p>
          </table:table-cell>
        </table:table-row>
        <table:table-row table:style-name="ro1">
          <table:table-cell/>
          <table:table-cell office:value-type="float" office:value="-0.64301164" calcext:value-type="float">
            <text:p>-0.64301164</text:p>
          </table:table-cell>
          <table:table-cell table:formula="of:=[.$G$3]*[.B5]+[.$G$4]*[.B6]+[.$G$5]*[.B7]" office:value-type="float" office:value="-0.725853180299267" calcext:value-type="float">
            <text:p>-0.7258531803</text:p>
          </table:table-cell>
          <table:table-cell table:formula="of:=([.B8]-[.C8])*([.B8]-[.C8])" office:value-type="float" office:value="0.0068627207991551" calcext:value-type="float">
            <text:p>0.00686272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9614991" calcext:value-type="float">
            <text:p>0.69614991</text:p>
          </table:table-cell>
          <table:table-cell table:formula="of:=[.$G$3]*[.B6]+[.$G$4]*[.B7]+[.$G$5]*[.B8]" office:value-type="float" office:value="0.755660191940705" calcext:value-type="float">
            <text:p>0.7556601919</text:p>
          </table:table-cell>
          <table:table-cell table:formula="of:=([.B9]-[.C9])*([.B9]-[.C9])" office:value-type="float" office:value="0.00354147365666214" calcext:value-type="float">
            <text:p>0.00354147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1035701" calcext:value-type="float">
            <text:p>0.11035701</text:p>
          </table:table-cell>
          <table:table-cell table:formula="of:=[.$G$3]*[.B7]+[.$G$4]*[.B8]+[.$G$5]*[.B9]" office:value-type="float" office:value="0.0668373199384484" calcext:value-type="float">
            <text:p>0.0668373199</text:p>
          </table:table-cell>
          <table:table-cell table:formula="of:=([.B10]-[.C10])*([.B10]-[.C10])" office:value-type="float" office:value="0.00189396342305351" calcext:value-type="float">
            <text:p>0.00189396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2940183" calcext:value-type="float">
            <text:p>-0.12940183</text:p>
          </table:table-cell>
          <table:table-cell table:formula="of:=[.$G$3]*[.B8]+[.$G$4]*[.B9]+[.$G$5]*[.B10]" office:value-type="float" office:value="-0.876825342841416" calcext:value-type="float">
            <text:p>-0.8768253428</text:p>
          </table:table-cell>
          <table:table-cell table:formula="of:=([.B11]-[.C11])*([.B11]-[.C11])" office:value-type="float" office:value="0.558641907548202" calcext:value-type="float">
            <text:p>0.55864190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925835" calcext:value-type="float">
            <text:p>1.1925835</text:p>
          </table:table-cell>
          <table:table-cell table:formula="of:=[.$G$3]*[.B9]+[.$G$4]*[.B10]+[.$G$5]*[.B11]" office:value-type="float" office:value="0.183293454200796" calcext:value-type="float">
            <text:p>0.1832934542</text:p>
          </table:table-cell>
          <table:table-cell table:formula="of:=([.B12]-[.C12])*([.B12]-[.C12])" office:value-type="float" office:value="1.01866639654936" calcext:value-type="float">
            <text:p>1.01866639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474729" calcext:value-type="float">
            <text:p>1.5474729</text:p>
          </table:table-cell>
          <table:table-cell table:formula="of:=[.$G$3]*[.B10]+[.$G$4]*[.B11]+[.$G$5]*[.B12]" office:value-type="float" office:value="1.22260762655485" calcext:value-type="float">
            <text:p>1.2226076266</text:p>
          </table:table-cell>
          <table:table-cell table:formula="of:=([.B13]-[.C13])*([.B13]-[.C13])" office:value-type="float" office:value="0.105537445890591" calcext:value-type="float">
            <text:p>0.10553744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67206806" calcext:value-type="float">
            <text:p>-0.067206806</text:p>
          </table:table-cell>
          <table:table-cell table:formula="of:=[.$G$3]*[.B11]+[.$G$4]*[.B12]+[.$G$5]*[.B13]" office:value-type="float" office:value="0.239908427256611" calcext:value-type="float">
            <text:p>0.2399084273</text:p>
          </table:table-cell>
          <table:table-cell table:formula="of:=([.B14]-[.C14])*([.B14]-[.C14])" office:value-type="float" office:value="0.0943197664982629" calcext:value-type="float">
            <text:p>0.09431976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0695623" calcext:value-type="float">
            <text:p>-1.0695623</text:p>
          </table:table-cell>
          <table:table-cell table:formula="of:=[.$G$3]*[.B12]+[.$G$4]*[.B13]+[.$G$5]*[.B14]" office:value-type="float" office:value="-0.740987480973369" calcext:value-type="float">
            <text:p>-0.740987481</text:p>
          </table:table-cell>
          <table:table-cell table:formula="of:=([.B15]-[.C15])*([.B15]-[.C15])" office:value-type="float" office:value="0.107961411698383" calcext:value-type="float">
            <text:p>0.10796141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2817355" calcext:value-type="float">
            <text:p>-0.12817355</text:p>
          </table:table-cell>
          <table:table-cell table:formula="of:=[.$G$3]*[.B13]+[.$G$4]*[.B14]+[.$G$5]*[.B15]" office:value-type="float" office:value="-0.00498166183420523" calcext:value-type="float">
            <text:p>-0.0049816618</text:p>
          </table:table-cell>
          <table:table-cell table:formula="of:=([.B16]-[.C16])*([.B16]-[.C16])" office:value-type="float" office:value="0.0151762413098537" calcext:value-type="float">
            <text:p>0.01517624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7107632" calcext:value-type="float">
            <text:p>-0.17107632</text:p>
          </table:table-cell>
          <table:table-cell table:formula="of:=[.$G$3]*[.B14]+[.$G$4]*[.B15]+[.$G$5]*[.B16]" office:value-type="float" office:value="0.786909283257383" calcext:value-type="float">
            <text:p>0.7869092833</text:p>
          </table:table-cell>
          <table:table-cell table:formula="of:=([.B17]-[.C17])*([.B17]-[.C17])" office:value-type="float" office:value="0.917736416048412" calcext:value-type="float">
            <text:p>0.9177364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2258869" calcext:value-type="float">
            <text:p>-1.2258869</text:p>
          </table:table-cell>
          <table:table-cell table:formula="of:=[.$G$3]*[.B15]+[.$G$4]*[.B16]+[.$G$5]*[.B17]" office:value-type="float" office:value="-0.642550107328545" calcext:value-type="float">
            <text:p>-0.6425501073</text:p>
          </table:table-cell>
          <table:table-cell table:formula="of:=([.B18]-[.C18])*([.B18]-[.C18])" office:value-type="float" office:value="0.34028181368422" calcext:value-type="float">
            <text:p>0.34028181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8216245" calcext:value-type="float">
            <text:p>-0.8216245</text:p>
          </table:table-cell>
          <table:table-cell table:formula="of:=[.$G$3]*[.B16]+[.$G$4]*[.B17]+[.$G$5]*[.B18]" office:value-type="float" office:value="-0.998560624527709" calcext:value-type="float">
            <text:p>-0.9985606245</text:p>
          </table:table-cell>
          <table:table-cell table:formula="of:=([.B19]-[.C19])*([.B19]-[.C19])" office:value-type="float" office:value="0.0313063921628848" calcext:value-type="float">
            <text:p>0.03130639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6917736" calcext:value-type="float">
            <text:p>0.86917736</text:p>
          </table:table-cell>
          <table:table-cell table:formula="of:=[.$G$3]*[.B17]+[.$G$4]*[.B18]+[.$G$5]*[.B19]" office:value-type="float" office:value="0.256510461624133" calcext:value-type="float">
            <text:p>0.2565104616</text:p>
          </table:table-cell>
          <table:table-cell table:formula="of:=([.B20]-[.C20])*([.B20]-[.C20])" office:value-type="float" office:value="0.375360728365505" calcext:value-type="float">
            <text:p>0.37536072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902217" calcext:value-type="float">
            <text:p>1.1902217</text:p>
          </table:table-cell>
          <table:table-cell table:formula="of:=[.$G$3]*[.B18]+[.$G$4]*[.B19]+[.$G$5]*[.B20]" office:value-type="float" office:value="0.789927023405852" calcext:value-type="float">
            <text:p>0.7899270234</text:p>
          </table:table-cell>
          <table:table-cell table:formula="of:=([.B21]-[.C21])*([.B21]-[.C21])" office:value-type="float" office:value="0.160235828109613" calcext:value-type="float">
            <text:p>0.16023582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1458885" calcext:value-type="float">
            <text:p>0.11458885</text:p>
          </table:table-cell>
          <table:table-cell table:formula="of:=[.$G$3]*[.B19]+[.$G$4]*[.B20]+[.$G$5]*[.B21]" office:value-type="float" office:value="-0.181601921490941" calcext:value-type="float">
            <text:p>-0.1816019215</text:p>
          </table:table-cell>
          <table:table-cell table:formula="of:=([.B22]-[.C22])*([.B22]-[.C22])" office:value-type="float" office:value="0.087728973116399" calcext:value-type="float">
            <text:p>0.08772897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3593026" calcext:value-type="float">
            <text:p>0.23593026</text:p>
          </table:table-cell>
          <table:table-cell table:formula="of:=[.$G$3]*[.B20]+[.$G$4]*[.B21]+[.$G$5]*[.B22]" office:value-type="float" office:value="-0.451155661739986" calcext:value-type="float">
            <text:p>-0.4511556617</text:p>
          </table:table-cell>
          <table:table-cell table:formula="of:=([.B23]-[.C23])*([.B23]-[.C23])" office:value-type="float" office:value="0.472087063853287" calcext:value-type="float">
            <text:p>0.47208706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8338262" calcext:value-type="float">
            <text:p>0.88338262</text:p>
          </table:table-cell>
          <table:table-cell table:formula="of:=[.$G$3]*[.B21]+[.$G$4]*[.B22]+[.$G$5]*[.B23]" office:value-type="float" office:value="0.779602429734772" calcext:value-type="float">
            <text:p>0.7796024297</text:p>
          </table:table-cell>
          <table:table-cell table:formula="of:=([.B24]-[.C24])*([.B24]-[.C24])" office:value-type="float" office:value="0.0107703278914868" calcext:value-type="float">
            <text:p>0.01077032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2838045" calcext:value-type="float">
            <text:p>0.12838045</text:p>
          </table:table-cell>
          <table:table-cell table:formula="of:=[.$G$3]*[.B22]+[.$G$4]*[.B23]+[.$G$5]*[.B24]" office:value-type="float" office:value="0.633403365505268" calcext:value-type="float">
            <text:p>0.6334033655</text:p>
          </table:table-cell>
          <table:table-cell table:formula="of:=([.B25]-[.C25])*([.B25]-[.C25])" office:value-type="float" office:value="0.255048145185441" calcext:value-type="float">
            <text:p>0.25504814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2849539" calcext:value-type="float">
            <text:p>-1.2849539</text:p>
          </table:table-cell>
          <table:table-cell table:formula="of:=[.$G$3]*[.B23]+[.$G$4]*[.B24]+[.$G$5]*[.B25]" office:value-type="float" office:value="-0.528156201105904" calcext:value-type="float">
            <text:p>-0.5281562011</text:p>
          </table:table-cell>
          <table:table-cell table:formula="of:=([.B26]-[.C26])*([.B26]-[.C26])" office:value-type="float" office:value="0.572742757051399" calcext:value-type="float">
            <text:p>0.5727427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0527702" calcext:value-type="float">
            <text:p>-1.0527702</text:p>
          </table:table-cell>
          <table:table-cell table:formula="of:=[.$G$3]*[.B24]+[.$G$4]*[.B25]+[.$G$5]*[.B26]" office:value-type="float" office:value="-0.740937162102182" calcext:value-type="float">
            <text:p>-0.7409371621</text:p>
          </table:table-cell>
          <table:table-cell table:formula="of:=([.B27]-[.C27])*([.B27]-[.C27])" office:value-type="float" office:value="0.0972398435245822" calcext:value-type="float">
            <text:p>0.09723984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6577267" calcext:value-type="float">
            <text:p>0.16577267</text:p>
          </table:table-cell>
          <table:table-cell table:formula="of:=[.$G$3]*[.B25]+[.$G$4]*[.B26]+[.$G$5]*[.B27]" office:value-type="float" office:value="0.274700590094127" calcext:value-type="float">
            <text:p>0.2747005901</text:p>
          </table:table-cell>
          <table:table-cell table:formula="of:=([.B28]-[.C28])*([.B28]-[.C28])" office:value-type="float" office:value="0.0118652917760326" calcext:value-type="float">
            <text:p>0.01186529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30028003" calcext:value-type="float">
            <text:p>-0.030028003</text:p>
          </table:table-cell>
          <table:table-cell table:formula="of:=[.$G$3]*[.B26]+[.$G$4]*[.B27]+[.$G$5]*[.B28]" office:value-type="float" office:value="0.341698892165145" calcext:value-type="float">
            <text:p>0.3416988922</text:p>
          </table:table-cell>
          <table:table-cell table:formula="of:=([.B29]-[.C29])*([.B29]-[.C29])" office:value-type="float" office:value="0.138180884589119" calcext:value-type="float">
            <text:p>0.13818088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59523349" calcext:value-type="float">
            <text:p>-0.59523349</text:p>
          </table:table-cell>
          <table:table-cell table:formula="of:=[.$G$3]*[.B27]+[.$G$4]*[.B28]+[.$G$5]*[.B29]" office:value-type="float" office:value="-0.766877556633756" calcext:value-type="float">
            <text:p>-0.7668775566</text:p>
          </table:table-cell>
          <table:table-cell table:formula="of:=([.B30]-[.C30])*([.B30]-[.C30])" office:value-type="float" office:value="0.0294616856105734" calcext:value-type="float">
            <text:p>0.02946168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8551138" calcext:value-type="float">
            <text:p>0.48551138</text:p>
          </table:table-cell>
          <table:table-cell table:formula="of:=[.$G$3]*[.B28]+[.$G$4]*[.B29]+[.$G$5]*[.B30]" office:value-type="float" office:value="-0.402425812665102" calcext:value-type="float">
            <text:p>-0.4024258127</text:p>
          </table:table-cell>
          <table:table-cell table:formula="of:=([.B31]-[.C31])*([.B31]-[.C31])" office:value-type="float" office:value="0.788432458117983" calcext:value-type="float">
            <text:p>0.78843245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079581" calcext:value-type="float">
            <text:p>1.5079581</text:p>
          </table:table-cell>
          <table:table-cell table:formula="of:=[.$G$3]*[.B29]+[.$G$4]*[.B30]+[.$G$5]*[.B31]" office:value-type="float" office:value="0.930873100753583" calcext:value-type="float">
            <text:p>0.9308731008</text:p>
          </table:table-cell>
          <table:table-cell table:formula="of:=([.B32]-[.C32])*([.B32]-[.C32])" office:value-type="float" office:value="0.333027096355237" calcext:value-type="float">
            <text:p>0.33302709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2646988" calcext:value-type="float">
            <text:p>0.52646988</text:p>
          </table:table-cell>
          <table:table-cell table:formula="of:=[.$G$3]*[.B30]+[.$G$4]*[.B31]+[.$G$5]*[.B32]" office:value-type="float" office:value="0.561555799919908" calcext:value-type="float">
            <text:p>0.5615557999</text:p>
          </table:table-cell>
          <table:table-cell table:formula="of:=([.B33]-[.C33])*([.B33]-[.C33])" office:value-type="float" office:value="0.00123102177662622" calcext:value-type="float">
            <text:p>0.00123102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46073254" calcext:value-type="float">
            <text:p>-0.46073254</text:p>
          </table:table-cell>
          <table:table-cell table:formula="of:=[.$G$3]*[.B31]+[.$G$4]*[.B32]+[.$G$5]*[.B33]" office:value-type="float" office:value="-0.585024970690911" calcext:value-type="float">
            <text:p>-0.5850249707</text:p>
          </table:table-cell>
          <table:table-cell table:formula="of:=([.B34]-[.C34])*([.B34]-[.C34])" office:value-type="float" office:value="0.0154486083270549" calcext:value-type="float">
            <text:p>0.01544860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46520527" calcext:value-type="float">
            <text:p>-0.046520527</text:p>
          </table:table-cell>
          <table:table-cell table:formula="of:=[.$G$3]*[.B32]+[.$G$4]*[.B33]+[.$G$5]*[.B34]" office:value-type="float" office:value="-0.0132434658928071" calcext:value-type="float">
            <text:p>-0.0132434659</text:p>
          </table:table-cell>
          <table:table-cell table:formula="of:=([.B35]-[.C35])*([.B35]-[.C35])" office:value-type="float" office:value="0.00110736279593185" calcext:value-type="float">
            <text:p>0.00110736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4897567" calcext:value-type="float">
            <text:p>0.14897567</text:p>
          </table:table-cell>
          <table:table-cell table:formula="of:=[.$G$3]*[.B33]+[.$G$4]*[.B34]+[.$G$5]*[.B35]" office:value-type="float" office:value="0.660635862531478" calcext:value-type="float">
            <text:p>0.6606358625</text:p>
          </table:table-cell>
          <table:table-cell table:formula="of:=([.B36]-[.C36])*([.B36]-[.C36])" office:value-type="float" office:value="0.261796152621349" calcext:value-type="float">
            <text:p>0.26179615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8563125" calcext:value-type="float">
            <text:p>-0.8563125</text:p>
          </table:table-cell>
          <table:table-cell table:formula="of:=[.$G$3]*[.B34]+[.$G$4]*[.B35]+[.$G$5]*[.B36]" office:value-type="float" office:value="-0.0889580741769056" calcext:value-type="float">
            <text:p>-0.0889580742</text:p>
          </table:table-cell>
          <table:table-cell table:formula="of:=([.B37]-[.C37])*([.B37]-[.C37])" office:value-type="float" office:value="0.588832814830291" calcext:value-type="float">
            <text:p>0.58883281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1774887" calcext:value-type="float">
            <text:p>-1.1774887</text:p>
          </table:table-cell>
          <table:table-cell table:formula="of:=[.$G$3]*[.B35]+[.$G$4]*[.B36]+[.$G$5]*[.B37]" office:value-type="float" office:value="-0.908505966627977" calcext:value-type="float">
            <text:p>-0.9085059666</text:p>
          </table:table-cell>
          <table:table-cell table:formula="of:=([.B38]-[.C38])*([.B38]-[.C38])" office:value-type="float" office:value="0.0723517108522847" calcext:value-type="float">
            <text:p>0.07235171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4004356" calcext:value-type="float">
            <text:p>0.14004356</text:p>
          </table:table-cell>
          <table:table-cell table:formula="of:=[.$G$3]*[.B36]+[.$G$4]*[.B37]+[.$G$5]*[.B38]" office:value-type="float" office:value="-0.198808315074939" calcext:value-type="float">
            <text:p>-0.1988083151</text:p>
          </table:table-cell>
          <table:table-cell table:formula="of:=([.B39]-[.C39])*([.B39]-[.C39])" office:value-type="float" office:value="0.114820593241802" calcext:value-type="float">
            <text:p>0.11482059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4892526" calcext:value-type="float">
            <text:p>0.74892526</text:p>
          </table:table-cell>
          <table:table-cell table:formula="of:=[.$G$3]*[.B37]+[.$G$4]*[.B38]+[.$G$5]*[.B39]" office:value-type="float" office:value="0.670775045332452" calcext:value-type="float">
            <text:p>0.6707750453</text:p>
          </table:table-cell>
          <table:table-cell table:formula="of:=([.B40]-[.C40])*([.B40]-[.C40])" office:value-type="float" office:value="0.00610745605258382" calcext:value-type="float">
            <text:p>0.00610745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361308" calcext:value-type="float">
            <text:p>0.18361308</text:p>
          </table:table-cell>
          <table:table-cell table:formula="of:=[.$G$3]*[.B38]+[.$G$4]*[.B39]+[.$G$5]*[.B40]" office:value-type="float" office:value="-0.131110549351565" calcext:value-type="float">
            <text:p>-0.1311105494</text:p>
          </table:table-cell>
          <table:table-cell table:formula="of:=([.B41]-[.C41])*([.B41]-[.C41])" office:value-type="float" office:value="0.0990509628722211" calcext:value-type="float">
            <text:p>0.09905096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1992637" calcext:value-type="float">
            <text:p>0.11992637</text:p>
          </table:table-cell>
          <table:table-cell table:formula="of:=[.$G$3]*[.B39]+[.$G$4]*[.B40]+[.$G$5]*[.B41]" office:value-type="float" office:value="-0.416044567671267" calcext:value-type="float">
            <text:p>-0.4160445677</text:p>
          </table:table-cell>
          <table:table-cell table:formula="of:=([.B42]-[.C42])*([.B42]-[.C42])" office:value-type="float" office:value="0.287264846028217" calcext:value-type="float">
            <text:p>0.2872648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7774761" calcext:value-type="float">
            <text:p>0.87774761</text:p>
          </table:table-cell>
          <table:table-cell table:formula="of:=[.$G$3]*[.B40]+[.$G$4]*[.B41]+[.$G$5]*[.B42]" office:value-type="float" office:value="0.367777006034696" calcext:value-type="float">
            <text:p>0.367777006</text:p>
          </table:table-cell>
          <table:table-cell table:formula="of:=([.B43]-[.C43])*([.B43]-[.C43])" office:value-type="float" office:value="0.260070016908737" calcext:value-type="float">
            <text:p>0.26007001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9343006" calcext:value-type="float">
            <text:p>0.69343006</text:p>
          </table:table-cell>
          <table:table-cell table:formula="of:=[.$G$3]*[.B41]+[.$G$4]*[.B42]+[.$G$5]*[.B43]" office:value-type="float" office:value="0.769154119630844" calcext:value-type="float">
            <text:p>0.7691541196</text:p>
          </table:table-cell>
          <table:table-cell table:formula="of:=([.B44]-[.C44])*([.B44]-[.C44])" office:value-type="float" office:value="0.00573413320697569" calcext:value-type="float">
            <text:p>0.00573413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72658284" calcext:value-type="float">
            <text:p>-0.72658284</text:p>
          </table:table-cell>
          <table:table-cell table:formula="of:=[.$G$3]*[.B42]+[.$G$4]*[.B43]+[.$G$5]*[.B44]" office:value-type="float" office:value="-0.0928288767710782" calcext:value-type="float">
            <text:p>-0.0928288768</text:p>
          </table:table-cell>
          <table:table-cell table:formula="of:=([.B45]-[.C45])*([.B45]-[.C45])" office:value-type="float" office:value="0.401644085908366" calcext:value-type="float">
            <text:p>0.40164408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85874268" calcext:value-type="float">
            <text:p>-0.85874268</text:p>
          </table:table-cell>
          <table:table-cell table:formula="of:=[.$G$3]*[.B43]+[.$G$4]*[.B44]+[.$G$5]*[.B45]" office:value-type="float" office:value="-0.749243973228147" calcext:value-type="float">
            <text:p>-0.7492439732</text:p>
          </table:table-cell>
          <table:table-cell table:formula="of:=([.B46]-[.C46])*([.B46]-[.C46])" office:value-type="float" office:value="0.0119899667847081" calcext:value-type="float">
            <text:p>0.01198996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6175514" calcext:value-type="float">
            <text:p>-0.16175514</text:p>
          </table:table-cell>
          <table:table-cell table:formula="of:=[.$G$3]*[.B44]+[.$G$4]*[.B45]+[.$G$5]*[.B46]" office:value-type="float" office:value="0.27510342576092" calcext:value-type="float">
            <text:p>0.2751034258</text:p>
          </table:table-cell>
          <table:table-cell table:formula="of:=([.B47]-[.C47])*([.B47]-[.C47])" office:value-type="float" office:value="0.190845406478688" calcext:value-type="float">
            <text:p>0.19084540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4562449" calcext:value-type="float">
            <text:p>-0.14562449</text:p>
          </table:table-cell>
          <table:table-cell table:formula="of:=[.$G$3]*[.B45]+[.$G$4]*[.B46]+[.$G$5]*[.B47]" office:value-type="float" office:value="0.199853913671233" calcext:value-type="float">
            <text:p>0.1998539137</text:p>
          </table:table-cell>
          <table:table-cell table:formula="of:=([.B48]-[.C48])*([.B48]-[.C48])" office:value-type="float" office:value="0.119355327403223" calcext:value-type="float">
            <text:p>0.11935532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72811338" calcext:value-type="float">
            <text:p>-0.72811338</text:p>
          </table:table-cell>
          <table:table-cell table:formula="of:=[.$G$3]*[.B46]+[.$G$4]*[.B47]+[.$G$5]*[.B48]" office:value-type="float" office:value="-0.471581078116324" calcext:value-type="float">
            <text:p>-0.4715810781</text:p>
          </table:table-cell>
          <table:table-cell table:formula="of:=([.B49]-[.C49])*([.B49]-[.C49])" office:value-type="float" office:value="0.0658088219097373" calcext:value-type="float">
            <text:p>0.06580882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181713" calcext:value-type="float">
            <text:p>-0.1181713</text:p>
          </table:table-cell>
          <table:table-cell table:formula="of:=[.$G$3]*[.B47]+[.$G$4]*[.B48]+[.$G$5]*[.B49]" office:value-type="float" office:value="-0.602930248102088" calcext:value-type="float">
            <text:p>-0.6029302481</text:p>
          </table:table-cell>
          <table:table-cell table:formula="of:=([.B50]-[.C50])*([.B50]-[.C50])" office:value-type="float" office:value="0.234991237765043" calcext:value-type="float">
            <text:p>0.23499123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5407295" calcext:value-type="float">
            <text:p>0.95407295</text:p>
          </table:table-cell>
          <table:table-cell table:formula="of:=[.$G$3]*[.B48]+[.$G$4]*[.B49]+[.$G$5]*[.B50]" office:value-type="float" office:value="0.452090669692444" calcext:value-type="float">
            <text:p>0.4520906697</text:p>
          </table:table-cell>
          <table:table-cell table:formula="of:=([.B51]-[.C51])*([.B51]-[.C51])" office:value-type="float" office:value="0.251986209742774" calcext:value-type="float">
            <text:p>0.25198620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8900383" calcext:value-type="float">
            <text:p>0.78900383</text:p>
          </table:table-cell>
          <table:table-cell table:formula="of:=[.$G$3]*[.B49]+[.$G$4]*[.B50]+[.$G$5]*[.B51]" office:value-type="float" office:value="0.52934447960476" calcext:value-type="float">
            <text:p>0.5293444796</text:p>
          </table:table-cell>
          <table:table-cell table:formula="of:=([.B52]-[.C52])*([.B52]-[.C52])" office:value-type="float" office:value="0.0674229782476783" calcext:value-type="float">
            <text:p>0.06742297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461048" calcext:value-type="float">
            <text:p>-0.1461048</text:p>
          </table:table-cell>
          <table:table-cell table:formula="of:=[.$G$3]*[.B50]+[.$G$4]*[.B51]+[.$G$5]*[.B52]" office:value-type="float" office:value="-0.210452199475383" calcext:value-type="float">
            <text:p>-0.2104521995</text:p>
          </table:table-cell>
          <table:table-cell table:formula="of:=([.B53]-[.C53])*([.B53]-[.C53])" office:value-type="float" office:value="0.0041405878192445" calcext:value-type="float">
            <text:p>0.00414058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0284903" calcext:value-type="float">
            <text:p>0.10284903</text:p>
          </table:table-cell>
          <table:table-cell table:formula="of:=[.$G$3]*[.B51]+[.$G$4]*[.B52]+[.$G$5]*[.B53]" office:value-type="float" office:value="-0.28033646726741" calcext:value-type="float">
            <text:p>-0.2803364673</text:p>
          </table:table-cell>
          <table:table-cell table:formula="of:=([.B54]-[.C54])*([.B54]-[.C54])" office:value-type="float" office:value="0.146831125316072" calcext:value-type="float">
            <text:p>0.14683112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2639052" calcext:value-type="float">
            <text:p>0.42639052</text:p>
          </table:table-cell>
          <table:table-cell table:formula="of:=[.$G$3]*[.B52]+[.$G$4]*[.B53]+[.$G$5]*[.B54]" office:value-type="float" office:value="0.664427101558678" calcext:value-type="float">
            <text:p>0.6644271016</text:p>
          </table:table-cell>
          <table:table-cell table:formula="of:=([.B55]-[.C55])*([.B55]-[.C55])" office:value-type="float" office:value="0.0566614141601411" calcext:value-type="float">
            <text:p>0.05666141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34906027" calcext:value-type="float">
            <text:p>-0.34906027</text:p>
          </table:table-cell>
          <table:table-cell table:formula="of:=[.$G$3]*[.B53]+[.$G$4]*[.B54]+[.$G$5]*[.B55]" office:value-type="float" office:value="0.201519108493498" calcext:value-type="float">
            <text:p>0.2015191085</text:p>
          </table:table-cell>
          <table:table-cell table:formula="of:=([.B56]-[.C56])*([.B56]-[.C56])" office:value-type="float" office:value="0.303137652022286" calcext:value-type="float">
            <text:p>0.3031376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1.1211454" calcext:value-type="float">
            <text:p>-1.1211454</text:p>
          </table:table-cell>
          <table:table-cell table:formula="of:=[.$G$3]*[.B54]+[.$G$4]*[.B55]+[.$G$5]*[.B56]" office:value-type="float" office:value="-0.621947972247774" calcext:value-type="float">
            <text:p>-0.6219479722</text:p>
          </table:table-cell>
          <table:table-cell table:formula="of:=([.B57]-[.C57])*([.B57]-[.C57])" office:value-type="float" office:value="0.249198071874439" calcext:value-type="float">
            <text:p>0.24919807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45723126" calcext:value-type="float">
            <text:p>-0.45723126</text:p>
          </table:table-cell>
          <table:table-cell table:formula="of:=[.$G$3]*[.B55]+[.$G$4]*[.B56]+[.$G$5]*[.B57]" office:value-type="float" office:value="-0.437082812949372" calcext:value-type="float">
            <text:p>-0.4370828129</text:p>
          </table:table-cell>
          <table:table-cell table:formula="of:=([.B58]-[.C58])*([.B58]-[.C58])" office:value-type="float" office:value="0.000405959918551979" calcext:value-type="float">
            <text:p>0.00040595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0421921" calcext:value-type="float">
            <text:p>0.40421921</text:p>
          </table:table-cell>
          <table:table-cell table:formula="of:=[.$G$3]*[.B56]+[.$G$4]*[.B57]+[.$G$5]*[.B58]" office:value-type="float" office:value="0.383928091019675" calcext:value-type="float">
            <text:p>0.383928091</text:p>
          </table:table-cell>
          <table:table-cell table:formula="of:=([.B59]-[.C59])*([.B59]-[.C59])" office:value-type="float" office:value="0.000411729509473694" calcext:value-type="float">
            <text:p>0.00041172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7449305" calcext:value-type="float">
            <text:p>0.017449305</text:p>
          </table:table-cell>
          <table:table-cell table:formula="of:=[.$G$3]*[.B57]+[.$G$4]*[.B58]+[.$G$5]*[.B59]" office:value-type="float" office:value="0.121656058472797" calcext:value-type="float">
            <text:p>0.1216560585</text:p>
          </table:table-cell>
          <table:table-cell table:formula="of:=([.B60]-[.C60])*([.B60]-[.C60])" office:value-type="float" office:value="0.0108590474693403" calcext:value-type="float">
            <text:p>0.01085904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89165117" calcext:value-type="float">
            <text:p>-0.089165117</text:p>
          </table:table-cell>
          <table:table-cell table:formula="of:=[.$G$3]*[.B58]+[.$G$4]*[.B59]+[.$G$5]*[.B60]" office:value-type="float" office:value="-0.597475421056309" calcext:value-type="float">
            <text:p>-0.5974754211</text:p>
          </table:table-cell>
          <table:table-cell table:formula="of:=([.B61]-[.C61])*([.B61]-[.C61])" office:value-type="float" office:value="0.258379365209817" calcext:value-type="float">
            <text:p>0.25837936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138263" calcext:value-type="float">
            <text:p>0.7138263</text:p>
          </table:table-cell>
          <table:table-cell table:formula="of:=[.$G$3]*[.B59]+[.$G$4]*[.B60]+[.$G$5]*[.B61]" office:value-type="float" office:value="0.134984280706801" calcext:value-type="float">
            <text:p>0.1349842807</text:p>
          </table:table-cell>
          <table:table-cell table:formula="of:=([.B62]-[.C62])*([.B62]-[.C62])" office:value-type="float" office:value="0.335058083299428" calcext:value-type="float">
            <text:p>0.33505808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4188064" calcext:value-type="float">
            <text:p>0.94188064</text:p>
          </table:table-cell>
          <table:table-cell table:formula="of:=[.$G$3]*[.B60]+[.$G$4]*[.B61]+[.$G$5]*[.B62]" office:value-type="float" office:value="0.714580305089847" calcext:value-type="float">
            <text:p>0.7145803051</text:p>
          </table:table-cell>
          <table:table-cell table:formula="of:=([.B63]-[.C63])*([.B63]-[.C63])" office:value-type="float" office:value="0.0516654422502676" calcext:value-type="float">
            <text:p>0.05166544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78508882" calcext:value-type="float">
            <text:p>-0.078508882</text:p>
          </table:table-cell>
          <table:table-cell table:formula="of:=[.$G$3]*[.B61]+[.$G$4]*[.B62]+[.$G$5]*[.B63]" office:value-type="float" office:value="0.15069949215185" calcext:value-type="float">
            <text:p>0.1506994922</text:p>
          </table:table-cell>
          <table:table-cell table:formula="of:=([.B64]-[.C64])*([.B64]-[.C64])" office:value-type="float" office:value="0.0525364787813344" calcext:value-type="float">
            <text:p>0.05253647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57454472" calcext:value-type="float">
            <text:p>-0.57454472</text:p>
          </table:table-cell>
          <table:table-cell table:formula="of:=[.$G$3]*[.B62]+[.$G$4]*[.B63]+[.$G$5]*[.B64]" office:value-type="float" office:value="-0.490825748955373" calcext:value-type="float">
            <text:p>-0.490825749</text:p>
          </table:table-cell>
          <table:table-cell table:formula="of:=([.B65]-[.C65])*([.B65]-[.C65])" office:value-type="float" office:value="0.00700886611277115" calcext:value-type="float">
            <text:p>0.00700886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23728732" calcext:value-type="float">
            <text:p>-0.23728732</text:p>
          </table:table-cell>
          <table:table-cell table:formula="of:=[.$G$3]*[.B63]+[.$G$4]*[.B64]+[.$G$5]*[.B65]" office:value-type="float" office:value="0.0970312585649269" calcext:value-type="float">
            <text:p>0.0970312586</text:p>
          </table:table-cell>
          <table:table-cell table:formula="of:=([.B66]-[.C66])*([.B66]-[.C66])" office:value-type="float" office:value="0.111768911973673" calcext:value-type="float">
            <text:p>0.1117689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77967033" calcext:value-type="float">
            <text:p>-0.077967033</text:p>
          </table:table-cell>
          <table:table-cell table:formula="of:=[.$G$3]*[.B64]+[.$G$4]*[.B65]+[.$G$5]*[.B66]" office:value-type="float" office:value="0.250887923994907" calcext:value-type="float">
            <text:p>0.250887924</text:p>
          </table:table-cell>
          <table:table-cell table:formula="of:=([.B67]-[.C67])*([.B67]-[.C67])" office:value-type="float" office:value="0.108145582740122" calcext:value-type="float">
            <text:p>0.10814558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70033352" calcext:value-type="float">
            <text:p>-0.70033352</text:p>
          </table:table-cell>
          <table:table-cell table:formula="of:=[.$G$3]*[.B65]+[.$G$4]*[.B66]+[.$G$5]*[.B67]" office:value-type="float" office:value="-0.185310707996969" calcext:value-type="float">
            <text:p>-0.185310708</text:p>
          </table:table-cell>
          <table:table-cell table:formula="of:=([.B68]-[.C68])*([.B68]-[.C68])" office:value-type="float" office:value="0.26524849688351" calcext:value-type="float">
            <text:p>0.26524849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49281001" calcext:value-type="float">
            <text:p>-0.49281001</text:p>
          </table:table-cell>
          <table:table-cell table:formula="of:=[.$G$3]*[.B66]+[.$G$4]*[.B67]+[.$G$5]*[.B68]" office:value-type="float" office:value="-0.680549748534335" calcext:value-type="float">
            <text:p>-0.6805497485</text:p>
          </table:table-cell>
          <table:table-cell table:formula="of:=([.B69]-[.C69])*([.B69]-[.C69])" office:value-type="float" office:value="0.0352462094249405" calcext:value-type="float">
            <text:p>0.03524620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5295716" calcext:value-type="float">
            <text:p>0.55295716</text:p>
          </table:table-cell>
          <table:table-cell table:formula="of:=[.$G$3]*[.B67]+[.$G$4]*[.B68]+[.$G$5]*[.B69]" office:value-type="float" office:value="0.137154383266464" calcext:value-type="float">
            <text:p>0.1371543833</text:p>
          </table:table-cell>
          <table:table-cell table:formula="of:=([.B70]-[.C70])*([.B70]-[.C70])" office:value-type="float" office:value="0.172891949139319" calcext:value-type="float">
            <text:p>0.17289194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2500047" calcext:value-type="float">
            <text:p>0.72500047</text:p>
          </table:table-cell>
          <table:table-cell table:formula="of:=[.$G$3]*[.B68]+[.$G$4]*[.B69]+[.$G$5]*[.B70]" office:value-type="float" office:value="0.521319067830184" calcext:value-type="float">
            <text:p>0.5213190678</text:p>
          </table:table-cell>
          <table:table-cell table:formula="of:=([.B71]-[.C71])*([.B71]-[.C71])" office:value-type="float" office:value="0.0414861135898625" calcext:value-type="float">
            <text:p>0.04148611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2836023" calcext:value-type="float">
            <text:p>0.12836023</text:p>
          </table:table-cell>
          <table:table-cell table:formula="of:=[.$G$3]*[.B69]+[.$G$4]*[.B70]+[.$G$5]*[.B71]" office:value-type="float" office:value="-0.126893911625754" calcext:value-type="float">
            <text:p>-0.1268939116</text:p>
          </table:table-cell>
          <table:table-cell table:formula="of:=([.B72]-[.C72])*([.B72]-[.C72])" office:value-type="float" office:value="0.0651546768171004" calcext:value-type="float">
            <text:p>0.06515467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6227823" calcext:value-type="float">
            <text:p>0.16227823</text:p>
          </table:table-cell>
          <table:table-cell table:formula="of:=[.$G$3]*[.B70]+[.$G$4]*[.B71]+[.$G$5]*[.B72]" office:value-type="float" office:value="-0.210115663778818" calcext:value-type="float">
            <text:p>-0.2101156638</text:p>
          </table:table-cell>
          <table:table-cell table:formula="of:=([.B73]-[.C73])*([.B73]-[.C73])" office:value-type="float" office:value="0.138677212123749" calcext:value-type="float">
            <text:p>0.13867721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6208948" calcext:value-type="float">
            <text:p>0.56208948</text:p>
          </table:table-cell>
          <table:table-cell table:formula="of:=[.$G$3]*[.B71]+[.$G$4]*[.B72]+[.$G$5]*[.B73]" office:value-type="float" office:value="0.43985083591899" calcext:value-type="float">
            <text:p>0.4398508359</text:p>
          </table:table-cell>
          <table:table-cell table:formula="of:=([.B74]-[.C74])*([.B74]-[.C74])" office:value-type="float" office:value="0.0149422861067639" calcext:value-type="float">
            <text:p>0.01494228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37188972" calcext:value-type="float">
            <text:p>0.037188972</text:p>
          </table:table-cell>
          <table:table-cell table:formula="of:=[.$G$3]*[.B72]+[.$G$4]*[.B73]+[.$G$5]*[.B74]" office:value-type="float" office:value="0.423724199239471" calcext:value-type="float">
            <text:p>0.4237241992</text:p>
          </table:table-cell>
          <table:table-cell table:formula="of:=([.B75]-[.C75])*([.B75]-[.C75])" office:value-type="float" office:value="0.14940948189707" calcext:value-type="float">
            <text:p>0.14940948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84131252" calcext:value-type="float">
            <text:p>-0.84131252</text:p>
          </table:table-cell>
          <table:table-cell table:formula="of:=[.$G$3]*[.B73]+[.$G$4]*[.B74]+[.$G$5]*[.B75]" office:value-type="float" office:value="-0.368246712014667" calcext:value-type="float">
            <text:p>-0.368246712</text:p>
          </table:table-cell>
          <table:table-cell table:formula="of:=([.B76]-[.C76])*([.B76]-[.C76])" office:value-type="float" office:value="0.223791258684816" calcext:value-type="float">
            <text:p>0.22379125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68976264" calcext:value-type="float">
            <text:p>-0.68976264</text:p>
          </table:table-cell>
          <table:table-cell table:formula="of:=[.$G$3]*[.B74]+[.$G$4]*[.B75]+[.$G$5]*[.B76]" office:value-type="float" office:value="-0.453260468572209" calcext:value-type="float">
            <text:p>-0.4532604686</text:p>
          </table:table-cell>
          <table:table-cell table:formula="of:=([.B77]-[.C77])*([.B77]-[.C77])" office:value-type="float" office:value="0.0559332770900604" calcext:value-type="float">
            <text:p>0.05593327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62638607" calcext:value-type="float">
            <text:p>0.062638607</text:p>
          </table:table-cell>
          <table:table-cell table:formula="of:=[.$G$3]*[.B75]+[.$G$4]*[.B76]+[.$G$5]*[.B77]" office:value-type="float" office:value="0.152946633917813" calcext:value-type="float">
            <text:p>0.1529466339</text:p>
          </table:table-cell>
          <table:table-cell table:formula="of:=([.B78]-[.C78])*([.B78]-[.C78])" office:value-type="float" office:value="0.00815553972578849" calcext:value-type="float">
            <text:p>0.00815553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50178806" calcext:value-type="float">
            <text:p>-0.050178806</text:p>
          </table:table-cell>
          <table:table-cell table:formula="of:=[.$G$3]*[.B76]+[.$G$4]*[.B77]+[.$G$5]*[.B78]" office:value-type="float" office:value="0.183847964771487" calcext:value-type="float">
            <text:p>0.1838479648</text:p>
          </table:table-cell>
          <table:table-cell table:formula="of:=([.B79]-[.C79])*([.B79]-[.C79])" office:value-type="float" office:value="0.0547685294377304" calcext:value-type="float">
            <text:p>0.05476852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29616862" calcext:value-type="float">
            <text:p>-0.29616862</text:p>
          </table:table-cell>
          <table:table-cell table:formula="of:=[.$G$3]*[.B77]+[.$G$4]*[.B78]+[.$G$5]*[.B79]" office:value-type="float" office:value="-0.488931538295516" calcext:value-type="float">
            <text:p>-0.4889315383</text:p>
          </table:table-cell>
          <table:table-cell table:formula="of:=([.B80]-[.C80])*([.B80]-[.C80])" office:value-type="float" office:value="0.0371575426698039" calcext:value-type="float">
            <text:p>0.03715754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0950235" calcext:value-type="float">
            <text:p>0.40950235</text:p>
          </table:table-cell>
          <table:table-cell table:formula="of:=[.$G$3]*[.B78]+[.$G$4]*[.B79]+[.$G$5]*[.B80]" office:value-type="float" office:value="-0.180569713184598" calcext:value-type="float">
            <text:p>-0.1805697132</text:p>
          </table:table-cell>
          <table:table-cell table:formula="of:=([.B81]-[.C81])*([.B81]-[.C81])" office:value-type="float" office:value="0.348185039750929" calcext:value-type="float">
            <text:p>0.34818503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7749769" calcext:value-type="float">
            <text:p>0.87749769</text:p>
          </table:table-cell>
          <table:table-cell table:formula="of:=[.$G$3]*[.B79]+[.$G$4]*[.B80]+[.$G$5]*[.B81]" office:value-type="float" office:value="0.590648485696775" calcext:value-type="float">
            <text:p>0.5906484857</text:p>
          </table:table-cell>
          <table:table-cell table:formula="of:=([.B82]-[.C82])*([.B82]-[.C82])" office:value-type="float" office:value="0.0822824660093931" calcext:value-type="float">
            <text:p>0.0822824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6177583" calcext:value-type="float">
            <text:p>0.36177583</text:p>
          </table:table-cell>
          <table:table-cell table:formula="of:=[.$G$3]*[.B80]+[.$G$4]*[.B81]+[.$G$5]*[.B82]" office:value-type="float" office:value="0.243871719620757" calcext:value-type="float">
            <text:p>0.2438717196</text:p>
          </table:table-cell>
          <table:table-cell table:formula="of:=([.B83]-[.C83])*([.B83]-[.C83])" office:value-type="float" office:value="0.0139013792443207" calcext:value-type="float">
            <text:p>0.01390137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25966618" calcext:value-type="float">
            <text:p>-0.25966618</text:p>
          </table:table-cell>
          <table:table-cell table:formula="of:=[.$G$3]*[.B81]+[.$G$4]*[.B82]+[.$G$5]*[.B83]" office:value-type="float" office:value="-0.219997331372188" calcext:value-type="float">
            <text:p>-0.2199973314</text:p>
          </table:table-cell>
          <table:table-cell table:formula="of:=([.B84]-[.C84])*([.B84]-[.C84])" office:value-type="float" office:value="0.00157361755145629" calcext:value-type="float">
            <text:p>0.00157361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057735256" calcext:value-type="float">
            <text:p>-0.0057735256</text:p>
          </table:table-cell>
          <table:table-cell table:formula="of:=[.$G$3]*[.B82]+[.$G$4]*[.B83]+[.$G$5]*[.B84]" office:value-type="float" office:value="-0.0488689880175332" calcext:value-type="float">
            <text:p>-0.048868988</text:p>
          </table:table-cell>
          <table:table-cell table:formula="of:=([.B85]-[.C85])*([.B85]-[.C85])" office:value-type="float" office:value="0.00185721888098102" calcext:value-type="float">
            <text:p>0.00185721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8991155" calcext:value-type="float">
            <text:p>0.018991155</text:p>
          </table:table-cell>
          <table:table-cell table:formula="of:=[.$G$3]*[.B83]+[.$G$4]*[.B84]+[.$G$5]*[.B85]" office:value-type="float" office:value="0.427061204160465" calcext:value-type="float">
            <text:p>0.4270612042</text:p>
          </table:table-cell>
          <table:table-cell table:formula="of:=([.B86]-[.C86])*([.B86]-[.C86])" office:value-type="float" office:value="0.166521165021824" calcext:value-type="float">
            <text:p>0.1665211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54650295" calcext:value-type="float">
            <text:p>-0.54650295</text:p>
          </table:table-cell>
          <table:table-cell table:formula="of:=[.$G$3]*[.B84]+[.$G$4]*[.B85]+[.$G$5]*[.B86]" office:value-type="float" office:value="-0.125083804116346" calcext:value-type="float">
            <text:p>-0.1250838041</text:p>
          </table:table-cell>
          <table:table-cell table:formula="of:=([.B87]-[.C87])*([.B87]-[.C87])" office:value-type="float" office:value="0.177594096517309" calcext:value-type="float">
            <text:p>0.17759409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72071909" calcext:value-type="float">
            <text:p>-0.72071909</text:p>
          </table:table-cell>
          <table:table-cell table:formula="of:=[.$G$3]*[.B85]+[.$G$4]*[.B86]+[.$G$5]*[.B87]" office:value-type="float" office:value="-0.499605965925668" calcext:value-type="float">
            <text:p>-0.4996059659</text:p>
          </table:table-cell>
          <table:table-cell table:formula="of:=([.B88]-[.C88])*([.B88]-[.C88])" office:value-type="float" office:value="0.0488910136379112" calcext:value-type="float">
            <text:p>0.04889101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016841774" calcext:value-type="float">
            <text:p>-0.0016841774</text:p>
          </table:table-cell>
          <table:table-cell table:formula="of:=[.$G$3]*[.B86]+[.$G$4]*[.B87]+[.$G$5]*[.B88]" office:value-type="float" office:value="-0.142899007519516" calcext:value-type="float">
            <text:p>-0.1428990075</text:p>
          </table:table-cell>
          <table:table-cell table:formula="of:=([.B89]-[.C89])*([.B89]-[.C89])" office:value-type="float" office:value="0.0199416282456837" calcext:value-type="float">
            <text:p>0.01994162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5237678" calcext:value-type="float">
            <text:p>0.45237678</text:p>
          </table:table-cell>
          <table:table-cell table:formula="of:=[.$G$3]*[.B87]+[.$G$4]*[.B88]+[.$G$5]*[.B89]" office:value-type="float" office:value="0.321203265043328" calcext:value-type="float">
            <text:p>0.321203265</text:p>
          </table:table-cell>
          <table:table-cell table:formula="of:=([.B90]-[.C90])*([.B90]-[.C90])" office:value-type="float" office:value="0.0172064910260882" calcext:value-type="float">
            <text:p>0.0172064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6580041" calcext:value-type="float">
            <text:p>0.16580041</text:p>
          </table:table-cell>
          <table:table-cell table:formula="of:=[.$G$3]*[.B88]+[.$G$4]*[.B89]+[.$G$5]*[.B90]" office:value-type="float" office:value="-0.00893689230623207" calcext:value-type="float">
            <text:p>-0.0089368923</text:p>
          </table:table-cell>
          <table:table-cell table:formula="of:=([.B91]-[.C91])*([.B91]-[.C91])" office:value-type="float" office:value="0.0305331248172595" calcext:value-type="float">
            <text:p>0.03053312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70721943" calcext:value-type="float">
            <text:p>0.070721943</text:p>
          </table:table-cell>
          <table:table-cell table:formula="of:=[.$G$3]*[.B89]+[.$G$4]*[.B90]+[.$G$5]*[.B91]" office:value-type="float" office:value="-0.251903208999479" calcext:value-type="float">
            <text:p>-0.251903209</text:p>
          </table:table-cell>
          <table:table-cell table:formula="of:=([.B92]-[.C92])*([.B92]-[.C92])" office:value-type="float" office:value="0.104086988702687" calcext:value-type="float">
            <text:p>0.10408698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9906073" calcext:value-type="float">
            <text:p>0.59906073</text:p>
          </table:table-cell>
          <table:table-cell table:formula="of:=[.$G$3]*[.B90]+[.$G$4]*[.B91]+[.$G$5]*[.B92]" office:value-type="float" office:value="0.172532666864399" calcext:value-type="float">
            <text:p>0.1725326669</text:p>
          </table:table-cell>
          <table:table-cell table:formula="of:=([.B93]-[.C93])*([.B93]-[.C93])" office:value-type="float" office:value="0.181926188642208" calcext:value-type="float">
            <text:p>0.18192618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1614521" calcext:value-type="float">
            <text:p>0.41614521</text:p>
          </table:table-cell>
          <table:table-cell table:formula="of:=[.$G$3]*[.B91]+[.$G$4]*[.B92]+[.$G$5]*[.B93]" office:value-type="float" office:value="0.557588500333745" calcext:value-type="float">
            <text:p>0.5575885003</text:p>
          </table:table-cell>
          <table:table-cell table:formula="of:=([.B94]-[.C94])*([.B94]-[.C94])" office:value-type="float" office:value="0.0200062043804361" calcext:value-type="float">
            <text:p>0.02000620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43940166" calcext:value-type="float">
            <text:p>-0.43940166</text:p>
          </table:table-cell>
          <table:table-cell table:formula="of:=[.$G$3]*[.B92]+[.$G$4]*[.B93]+[.$G$5]*[.B94]" office:value-type="float" office:value="-0.119783736592955" calcext:value-type="float">
            <text:p>-0.1197837366</text:p>
          </table:table-cell>
          <table:table-cell table:formula="of:=([.B95]-[.C95])*([.B95]-[.C95])" office:value-type="float" office:value="0.102155616963032" calcext:value-type="float">
            <text:p>0.1021556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59033166" calcext:value-type="float">
            <text:p>-0.59033166</text:p>
          </table:table-cell>
          <table:table-cell table:formula="of:=[.$G$3]*[.B93]+[.$G$4]*[.B94]+[.$G$5]*[.B95]" office:value-type="float" office:value="-0.411711389327449" calcext:value-type="float">
            <text:p>-0.4117113893</text:p>
          </table:table-cell>
          <table:table-cell table:formula="of:=([.B96]-[.C96])*([.B96]-[.C96])" office:value-type="float" office:value="0.0319052010951353" calcext:value-type="float">
            <text:p>0.03190520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51325936" calcext:value-type="float">
            <text:p>-0.051325936</text:p>
          </table:table-cell>
          <table:table-cell table:formula="of:=[.$G$3]*[.B94]+[.$G$4]*[.B95]+[.$G$5]*[.B96]" office:value-type="float" office:value="0.102229464952551" calcext:value-type="float">
            <text:p>0.102229465</text:p>
          </table:table-cell>
          <table:table-cell table:formula="of:=([.B97]-[.C97])*([.B97]-[.C97])" office:value-type="float" office:value="0.0235792611616988" calcext:value-type="float">
            <text:p>0.02357926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5159353" calcext:value-type="float">
            <text:p>-0.15159353</text:p>
          </table:table-cell>
          <table:table-cell table:formula="of:=[.$G$3]*[.B95]+[.$G$4]*[.B96]+[.$G$5]*[.B97]" office:value-type="float" office:value="0.223906788618575" calcext:value-type="float">
            <text:p>0.2239067886</text:p>
          </table:table-cell>
          <table:table-cell table:formula="of:=([.B98]-[.C98])*([.B98]-[.C98])" office:value-type="float" office:value="0.141000489282651" calcext:value-type="float">
            <text:p>0.14100048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40808845" calcext:value-type="float">
            <text:p>-0.40808845</text:p>
          </table:table-cell>
          <table:table-cell table:formula="of:=[.$G$3]*[.B96]+[.$G$4]*[.B97]+[.$G$5]*[.B98]" office:value-type="float" office:value="-0.421847718246392" calcext:value-type="float">
            <text:p>-0.4218477182</text:p>
          </table:table-cell>
          <table:table-cell table:formula="of:=([.B99]-[.C99])*([.B99]-[.C99])" office:value-type="float" office:value="0.000189317462676158" calcext:value-type="float">
            <text:p>0.00018931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15158515" calcext:value-type="float">
            <text:p>-0.015158515</text:p>
          </table:table-cell>
          <table:table-cell table:formula="of:=[.$G$3]*[.B97]+[.$G$4]*[.B98]+[.$G$5]*[.B99]" office:value-type="float" office:value="-0.254358528894106" calcext:value-type="float">
            <text:p>-0.2543585289</text:p>
          </table:table-cell>
          <table:table-cell table:formula="of:=([.B100]-[.C100])*([.B100]-[.C100])" office:value-type="float" office:value="0.0572166466469407" calcext:value-type="float">
            <text:p>0.05721664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0179777" calcext:value-type="float">
            <text:p>0.60179777</text:p>
          </table:table-cell>
          <table:table-cell table:formula="of:=[.$G$3]*[.B98]+[.$G$4]*[.B99]+[.$G$5]*[.B100]" office:value-type="float" office:value="0.258651688567898" calcext:value-type="float">
            <text:p>0.2586516886</text:p>
          </table:table-cell>
          <table:table-cell table:formula="of:=([.B101]-[.C101])*([.B101]-[.C101])" office:value-type="float" office:value="0.117749233202207" calcext:value-type="float">
            <text:p>0.11774923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6586221" calcext:value-type="float">
            <text:p>0.46586221</text:p>
          </table:table-cell>
          <table:table-cell table:formula="of:=[.$G$3]*[.B99]+[.$G$4]*[.B100]+[.$G$5]*[.B101]" office:value-type="float" office:value="0.310787366402382" calcext:value-type="float">
            <text:p>0.3107873664</text:p>
          </table:table-cell>
          <table:table-cell table:formula="of:=([.B102]-[.C102])*([.B102]-[.C102])" office:value-type="float" office:value="0.0240482071168256" calcext:value-type="float">
            <text:p>0.0240482071</text:p>
          </table:table-cell>
          <table:table-cell table:number-columns-repeated="3"/>
        </table:table-row>
        <table:table-row table:style-name="ro1" table:number-rows-repeated="104847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00/00/0000</text:date>, <text:time style:data-style-name="N2" text:time-value="05:17:50.7236839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4T05:25:12.745113499</dc:date>
    <meta:editing-duration>PT9M34S</meta:editing-duration>
    <meta:editing-cycles>2</meta:editing-cycles>
    <meta:generator>LibreOffice/4.4.7.2$Linux_X86_64 LibreOffice_project/40$Build-2</meta:generator>
    <meta:document-statistic meta:table-count="1" meta:cell-count="31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02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24cm" svg:height="4.966cm" xlink:href=".." xlink:type="simple" chart:class="chart:line" chart:style-name="ch1">
        <chart:title svg:x="6.296cm" svg:y="0.235cm" chart:style-name="ch2">
          <text:p>y_given</text:p>
        </chart:title>
        <chart:plot-area chart:style-name="ch3" table:cell-range-address="data.B2:data.B102" chart:data-source-has-labels="row" svg:x="0.284cm" svg:y="1.113cm" svg:width="13.672cm" svg:height="3.754cm">
          <chartooo:coordinate-region svg:x="0.826cm" svg:y="1.264cm" svg:width="13.13cm" svg:height="3.3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B3:data.B102" chart:label-cell-address="data.B2:data.B2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_given</text:p>
                <draw:g>
                  <svg:desc>data.B2:data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7959875">
                <text:p>-0.17959875</text:p>
                <draw:g>
                  <svg:desc>data.B3:data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5935911">
                <text:p>0.035935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907564">
                <text:p>0.669075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0243835">
                <text:p>-0.702438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9593037">
                <text:p>-1.9593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64301164">
                <text:p>-0.64301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614991">
                <text:p>0.696149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035701">
                <text:p>0.110357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2940183">
                <text:p>-0.129401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925835">
                <text:p>1.19258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474729">
                <text:p>1.54747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67206806">
                <text:p>-0.0672068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0695623">
                <text:p>-1.06956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2817355">
                <text:p>-0.128173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7107632">
                <text:p>-0.171076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2258869">
                <text:p>-1.22588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216245">
                <text:p>-0.82162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6917736">
                <text:p>0.869177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902217">
                <text:p>1.19022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458885">
                <text:p>0.114588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3593026">
                <text:p>0.235930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8338262">
                <text:p>0.883382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838045">
                <text:p>0.128380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2849539">
                <text:p>-1.28495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0527702">
                <text:p>-1.05277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577267">
                <text:p>0.165772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30028003">
                <text:p>-0.0300280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59523349">
                <text:p>-0.595233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551138">
                <text:p>0.485511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079581">
                <text:p>1.50795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2646988">
                <text:p>0.526469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46073254">
                <text:p>-0.460732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46520527">
                <text:p>-0.0465205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897567">
                <text:p>0.148975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8563125">
                <text:p>-0.8563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1774887">
                <text:p>-1.17748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004356">
                <text:p>0.140043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892526">
                <text:p>0.74892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361308">
                <text:p>0.183613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1992637">
                <text:p>0.119926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7774761">
                <text:p>0.877747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9343006">
                <text:p>0.693430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72658284">
                <text:p>-0.726582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85874268">
                <text:p>-0.858742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16175514">
                <text:p>-0.161755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14562449">
                <text:p>-0.145624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72811338">
                <text:p>-0.728113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181713">
                <text:p>-0.11817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5407295">
                <text:p>0.954072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8900383">
                <text:p>0.789003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1461048">
                <text:p>-0.14610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0284903">
                <text:p>0.102849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2639052">
                <text:p>0.426390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34906027">
                <text:p>-0.349060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1211454">
                <text:p>-1.12114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723126">
                <text:p>-0.457231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0421921">
                <text:p>0.404219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7449305">
                <text:p>0.0174493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89165117">
                <text:p>-0.0891651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138263">
                <text:p>0.71382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4188064">
                <text:p>0.941880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78508882">
                <text:p>-0.0785088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57454472">
                <text:p>-0.574544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23728732">
                <text:p>-0.237287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77967033">
                <text:p>-0.0779670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70033352">
                <text:p>-0.700333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49281001">
                <text:p>-0.49281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5295716">
                <text:p>0.552957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2500047">
                <text:p>0.725000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2836023">
                <text:p>0.128360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6227823">
                <text:p>0.162278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6208948">
                <text:p>0.562089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7188972">
                <text:p>0.0371889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84131252">
                <text:p>-0.841312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68976264">
                <text:p>-0.689762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62638607">
                <text:p>0.0626386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50178806">
                <text:p>-0.0501788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9616862">
                <text:p>-0.296168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0950235">
                <text:p>0.409502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7749769">
                <text:p>0.877497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6177583">
                <text:p>0.361775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25966618">
                <text:p>-0.259666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057735256">
                <text:p>-0.00577352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8991155">
                <text:p>0.0189911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54650295">
                <text:p>-0.546502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72071909">
                <text:p>-0.720719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16841774">
                <text:p>-0.00168417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5237678">
                <text:p>0.452376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6580041">
                <text:p>0.165800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70721943">
                <text:p>0.0707219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9906073">
                <text:p>0.599060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1614521">
                <text:p>0.416145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43940166">
                <text:p>-0.439401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59033166">
                <text:p>-0.590331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1325936">
                <text:p>-0.0513259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15159353">
                <text:p>-0.151593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40808845">
                <text:p>-0.408088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15158515">
                <text:p>-0.0151585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0179777">
                <text:p>0.601797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6586221">
                <text:p>0.465862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02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201cm" svg:height="4.905cm" xlink:href=".." xlink:type="simple" chart:class="chart:line" chart:style-name="ch1">
        <chart:title svg:x="5.879cm" svg:y="0.234cm" chart:style-name="ch2">
          <text:p>y_predicted</text:p>
        </chart:title>
        <chart:plot-area chart:style-name="ch3" table:cell-range-address="data.C3:data.C102" svg:x="0.284cm" svg:y="1.111cm" svg:width="13.633cm" svg:height="3.696cm">
          <chartooo:coordinate-region svg:x="1.117cm" svg:y="1.31cm" svg:width="12.8cm" svg:height="3.2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C3:data.C102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7959875">
                <text:p>-0.17959875</text:p>
                <draw:g>
                  <svg:desc>data.C3:data.C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5935911">
                <text:p>0.035935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907564">
                <text:p>0.669075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424616140188">
                <text:p>0.454246161401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18266063948568">
                <text:p>-1.182660639485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725853180299267">
                <text:p>-0.7258531802992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5660191940705">
                <text:p>0.7556601919407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68373199384484">
                <text:p>0.06683731993844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876825342841416">
                <text:p>-0.876825342841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3293454200796">
                <text:p>0.1832934542007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2260762655485">
                <text:p>1.222607626554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39908427256611">
                <text:p>0.2399084272566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740987480973369">
                <text:p>-0.7409874809733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498166183420523">
                <text:p>-0.004981661834205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86909283257383">
                <text:p>0.7869092832573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642550107328545">
                <text:p>-0.6425501073285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998560624527709">
                <text:p>-0.9985606245277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6510461624133">
                <text:p>0.2565104616241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89927023405852">
                <text:p>0.7899270234058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81601921490941">
                <text:p>-0.1816019214909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451155661739986">
                <text:p>-0.4511556617399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79602429734772">
                <text:p>0.7796024297347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33403365505268">
                <text:p>0.6334033655052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528156201105904">
                <text:p>-0.5281562011059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40937162102182">
                <text:p>-0.7409371621021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74700590094127">
                <text:p>0.2747005900941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41698892165145">
                <text:p>0.3416988921651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66877556633756">
                <text:p>-0.7668775566337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402425812665102">
                <text:p>-0.4024258126651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30873100753583">
                <text:p>0.9308731007535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61555799919908">
                <text:p>0.5615557999199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585024970690911">
                <text:p>-0.5850249706909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132434658928071">
                <text:p>-0.01324346589280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0635862531478">
                <text:p>0.6606358625314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889580741769056">
                <text:p>-0.08895807417690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908505966627977">
                <text:p>-0.9085059666279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198808315074939">
                <text:p>-0.1988083150749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70775045332452">
                <text:p>0.6707750453324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31110549351565">
                <text:p>-0.1311105493515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416044567671267">
                <text:p>-0.4160445676712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67777006034696">
                <text:p>0.3677770060346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69154119630844">
                <text:p>0.7691541196308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928288767710782">
                <text:p>-0.09282887677107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49243973228147">
                <text:p>-0.7492439732281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7510342576092">
                <text:p>0.275103425760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99853913671233">
                <text:p>0.1998539136712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71581078116324">
                <text:p>-0.4715810781163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602930248102088">
                <text:p>-0.6029302481020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52090669692444">
                <text:p>0.4520906696924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2934447960476">
                <text:p>0.529344479604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210452199475383">
                <text:p>-0.2104521994753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28033646726741">
                <text:p>-0.280336467267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64427101558678">
                <text:p>0.6644271015586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01519108493498">
                <text:p>0.2015191084934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621947972247774">
                <text:p>-0.6219479722477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37082812949372">
                <text:p>-0.4370828129493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83928091019675">
                <text:p>0.3839280910196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21656058472797">
                <text:p>0.1216560584727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597475421056309">
                <text:p>-0.5974754210563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34984280706801">
                <text:p>0.1349842807068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14580305089847">
                <text:p>0.7145803050898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5069949215185">
                <text:p>0.150699492151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490825748955373">
                <text:p>-0.4908257489553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970312585649269">
                <text:p>0.09703125856492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50887923994907">
                <text:p>0.2508879239949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185310707996969">
                <text:p>-0.1853107079969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680549748534335">
                <text:p>-0.6805497485343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37154383266464">
                <text:p>0.1371543832664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21319067830184">
                <text:p>0.5213190678301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126893911625754">
                <text:p>-0.1268939116257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10115663778818">
                <text:p>-0.2101156637788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3985083591899">
                <text:p>0.439850835918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23724199239471">
                <text:p>0.4237241992394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368246712014667">
                <text:p>-0.368246712014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453260468572209">
                <text:p>-0.4532604685722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52946633917813">
                <text:p>0.1529466339178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83847964771487">
                <text:p>0.1838479647714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488931538295516">
                <text:p>-0.4889315382955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180569713184598">
                <text:p>-0.1805697131845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90648485696775">
                <text:p>0.5906484856967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43871719620757">
                <text:p>0.2438717196207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219997331372188">
                <text:p>-0.2199973313721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488689880175332">
                <text:p>-0.04886898801753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27061204160465">
                <text:p>0.4270612041604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25083804116346">
                <text:p>-0.1250838041163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499605965925668">
                <text:p>-0.4996059659256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42899007519516">
                <text:p>-0.1428990075195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21203265043328">
                <text:p>0.3212032650433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0893689230623207">
                <text:p>-0.008936892306232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251903208999479">
                <text:p>-0.2519032089994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72532666864399">
                <text:p>0.1725326668643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57588500333745">
                <text:p>0.5575885003337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119783736592955">
                <text:p>-0.1197837365929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411711389327449">
                <text:p>-0.4117113893274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02229464952551">
                <text:p>0.1022294649525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23906788618575">
                <text:p>0.2239067886185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421847718246392">
                <text:p>-0.4218477182463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54358528894106">
                <text:p>-0.2543585288941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58651688567898">
                <text:p>0.2586516885678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10787366402382">
                <text:p>0.3107873664023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